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</office:automatic-styles>
  <office:body>
    <office:text text:use-soft-page-breaks="true">
      <text:p text:style-name="P1"/>
      <text:p text:style-name="Normal"/>
      <text:p text:style-name="Normal">MCQ :<text:s/></text:p>
      <text:p text:style-name="Normal">Answers :<text:s/></text:p>
      <text:list text:style-name="LFO1" text:continue-numbering="true">
        <text:list-item>
          <text:p text:style-name="P2">C</text:p>
        </text:list-item>
        <text:list-item>
          <text:p text:style-name="P3">C</text:p>
        </text:list-item>
        <text:list-item>
          <text:p text:style-name="P4">A<text:s/></text:p>
        </text:list-item>
        <text:list-item>
          <text:p text:style-name="P5">D</text:p>
        </text:list-item>
        <text:list-item>
          <text:p text:style-name="P6">D</text:p>
        </text:list-item>
        <text:list-item>
          <text:p text:style-name="P7">C</text:p>
        </text:list-item>
        <text:list-item>
          <text:p text:style-name="P8">C</text:p>
        </text:list-item>
        <text:list-item>
          <text:p text:style-name="P9">A</text:p>
        </text:list-item>
        <text:list-item>
          <text:p text:style-name="P10">B</text:p>
        </text:list-item>
        <text:list-item>
          <text:p text:style-name="P11">A</text:p>
        </text:list-item>
        <text:list-item>
          <text:p text:style-name="P12">C</text:p>
        </text:list-item>
        <text:list-item>
          <text:p text:style-name="P13">C</text:p>
        </text:list-item>
        <text:list-item>
          <text:p text:style-name="P14">B</text:p>
        </text:list-item>
        <text:list-item>
          <text:p text:style-name="P15">A</text:p>
        </text:list-item>
        <text:list-item>
          <text:p text:style-name="P16">D</text:p>
        </text:list-item>
        <text:list-item>
          <text:p text:style-name="P17">D</text:p>
        </text:list-item>
        <text:list-item>
          <text:p text:style-name="P18">D</text:p>
        </text:list-item>
        <text:list-item>
          <text:p text:style-name="P19">C</text:p>
        </text:list-item>
        <text:list-item>
          <text:p text:style-name="P20">A</text:p>
        </text:list-item>
        <text:list-item>
          <text:p text:style-name="P21">B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yati desai</meta:initial-creator>
    <dc:creator>khyati desai</dc:creator>
    <meta:creation-date>2024-05-06T14:23:00Z</meta:creation-date>
    <dc:date>2024-05-06T15:35:00Z</dc:date>
    <meta:template xlink:href="Normal" xlink:type="simple"/>
    <meta:editing-cycles>1</meta:editing-cycles>
    <meta:editing-duration>PT4320S</meta:editing-duration>
    <meta:document-statistic meta:page-count="1" meta:paragraph-count="1" meta:word-count="9" meta:character-count="60" meta:row-count="1" meta:non-whitespace-character-count="52"/>
  </office:meta>
</office:document-meta>
</file>